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automatic-styles>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center" style:justify-single-word="false"/>
    </style:style>
    <style:style style:name="P6" style:family="paragraph" style:parent-style-name="No_20_Spacing">
      <style:paragraph-properties style:border-line-width-bottom="0.26mm 0.26mm 0.26mm" fo:padding-left="0mm" fo:padding-right="0mm" fo:padding-top="0mm" fo:padding-bottom="0.35mm" fo:border-left="none" fo:border-right="none" fo:border-top="none" fo:border-bottom="2.21pt double #00000a"/>
    </style:style>
    <style:style style:name="P7"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style:font-name="Arial Narrow" fo:font-size="10pt" fo:language="en" fo:country="US" style:font-size-asian="10pt" style:font-size-complex="10pt"/>
    </style:style>
    <style:style style:name="P8" style:family="paragraph" style:parent-style-name="No_20_Spacing" style:master-page-name="Standard">
      <style:paragraph-properties style:page-number="auto"/>
    </style:style>
    <style:style style:name="P9" style:family="paragraph" style:parent-style-name="Standard">
      <style:paragraph-properties fo:line-height="100%"/>
      <style:text-properties fo:language="en" fo:country="US"/>
    </style:style>
    <style:style style:name="P10" style:family="paragraph" style:parent-style-name="Standard">
      <style:paragraph-properties fo:margin-top="0mm" fo:margin-bottom="0mm" fo:text-align="justify" style:justify-single-word="false"/>
    </style:style>
    <style:style style:name="T1" style:family="text">
      <style:text-properties style:font-name="Arial Narrow" fo:font-size="22pt" fo:language="en" fo:country="US" fo:font-weight="bold" style:font-size-asian="22pt" style:font-weight-asian="bold" style:font-size-complex="22pt"/>
    </style:style>
    <style:style style:name="T2" style:family="text">
      <style:text-properties style:font-name="Arial Narrow" fo:font-size="10pt" fo:language="en" fo:country="US" style:font-size-asian="10pt" style:font-size-complex="10pt"/>
    </style:style>
    <style:style style:name="T3" style:family="text">
      <style:text-properties style:font-name="Arial Narrow" fo:font-size="10pt" fo:language="en" fo:country="US" fo:font-weight="bold" style:font-size-asian="10pt" style:font-weight-asian="bold" style:font-size-complex="10pt"/>
    </style:style>
    <style:style style:name="T4" style:family="text">
      <style:text-properties style:font-name="Arial Narrow" fo:font-size="10pt" fo:language="en" fo:country="US" style:text-underline-style="solid" style:text-underline-width="auto" style:text-underline-color="font-color" style:font-size-asian="10pt" style:font-size-complex="10pt"/>
    </style:style>
    <style:style style:name="T5"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6" style:family="text">
      <style:text-properties style:text-position="super 58%" style:font-name="Arial Narrow" fo:font-size="10pt" fo:language="en" fo:country="US" style:font-size-asian="10pt" style:font-size-complex="10pt"/>
    </style:style>
    <style:style style:name="T7" style:family="text">
      <style:text-properties style:text-position="super 58%" style:font-name="Arial Narrow" fo:font-size="10pt" fo:language="en" fo:country="US" style:text-underline-style="solid" style:text-underline-width="auto" style:text-underline-color="font-color" fo:font-weight="bold" style:font-size-asian="10pt" style:font-weight-asian="bold" style:font-size-complex="10pt"/>
    </style:style>
    <style:style style:name="T8" style:family="text">
      <style:text-properties style:font-name="Century Gothic" fo:language="en" fo:country="U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BS BUSINESS MANAGEMENT PTE LTD</text:span></text:p>
      <text:p text:style-name="No_20_Spacing"><text:span text:style-name="T2">(UEN : 201317524H)</text:span></text:p>
      <text:p text:style-name="No_20_Spacing"><text:span text:style-name="T2">Blk 531 Upper Cross Street #04-52 Hong Lim Complex Singapore 050531</text:span></text:p>
      <text:p text:style-name="P6"><text:span text:style-name="T2">Tel : 6438 6670 <text:s text:c="18"/>HP : 9871 3644 <text:s text:c="19"/>Email : sallykhor@yahoo.com</text:span></text:p>
      <text:p text:style-name="P9"/>
      <text:p text:style-name="No_20_Spacing"><text:span text:style-name="T2">Date : 23</text:span><text:span text:style-name="T6">rd</text:span><text:span text:style-name="T2"> December 2014</text:span></text:p>
      <text:p text:style-name="P1"/>
      <text:p text:style-name="P1"/>
      <text:p text:style-name="No_20_Spacing"><text:span text:style-name="T2">The Board of Directors</text:span></text:p>
      <text:p text:style-name="P10"><text:span text:style-name="T8">FLAVORS APPLE PTE .LTD.</text:span></text:p>
      <text:p text:style-name="P10"><text:span text:style-name="T2">6 Tuas Bay Walk #02-09</text:span></text:p>
      <text:p text:style-name="P10"><text:span text:style-name="T2">BCT Building</text:span></text:p>
      <text:p text:style-name="P10"><text:span text:style-name="T2">Singapore 637752</text:span></text:p>
      <text:p text:style-name="P1"/>
      <text:p text:style-name="P1"/>
      <text:p text:style-name="P1"/>
      <text:p text:style-name="No_20_Spacing"><text:span text:style-name="T2">Dear Sirs</text:span></text:p>
      <text:p text:style-name="P1"/>
      <text:p text:style-name="P4"><text:span text:style-name="T2">This letter is to confirm our understanding of the terms of our engagement and the nature and limitations of the services we will provide.</text:span></text:p>
      <text:p text:style-name="P2"/>
      <text:p text:style-name="P4"><text:span text:style-name="T5">Scope of Engagement</text:span></text:p>
      <text:p text:style-name="P4"><text:span text:style-name="T2">On the basis of information you provided, we will compile the balance sheet of </text:span><text:span text:style-name="T5">FLAVORS APPLE PTE. LTD.</text:span><text:span text:style-name="T2"> (the “Company”) as at </text:span><text:span text:style-name="T5">_23</text:span><text:span text:style-name="T7">rd</text:span><text:span text:style-name="T5"> December 2014_____</text:span><text:span text:style-name="T2">,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2"/>
      <text:p text:style-name="P4"><text:span text:style-name="T5">Responsibility</text:span></text:p>
      <text:p text:style-name="P4"><text:span text:style-name="T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span></text:p>
      <text:p text:style-name="P2"/>
      <text:p text:style-name="P4"><text:span text:style-name="T2">The information will be prepared in accordance with Singapore Financial Reporting Standards. <text:s/>Any known departures from this framework will be highlighted to you.</text:span></text:p>
      <text:p text:style-name="P2"/>
      <text:p text:style-name="P4"><text:span text:style-name="T2">We understand that the intended use and distribution of the information we have complied is for the purpose of statutory obligations to file with the Inland Revenue Authority of Singapore and that should this change in a material respect, you will inform us.</text:span></text:p>
      <text:p text:style-name="P2"/>
      <text:p text:style-name="P4"><text:span text:style-name="T5">Reliance on Information and Explanations</text:span></text:p>
      <text:p text:style-name="P4"><text:span text:style-name="T2">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span></text:p>
      <text:p text:style-name="P2"/>
      <text:p text:style-name="P4"><text:span text:style-name="T5">Confidentiality</text:span></text:p>
      <text:p text:style-name="P4"><text:span text:style-name="T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span></text:p>
      <text:p text:style-name="P2"/>
      <text:p text:style-name="P2"/>
      <text:p text:style-name="P4"><text:span text:style-name="T5">Access to Information</text:span></text:p>
      <text:p text:style-name="P4"><text:span text:style-name="T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span></text:p>
      <text:p text:style-name="P2"/>
      <text:p text:style-name="P2"/>
      <text:p text:style-name="P2"/>
      <text:p text:style-name="P2"/>
      <text:p text:style-name="P5"><text:soft-page-break/><text:span text:style-name="T2">Page 1 of 2</text:span></text:p>
      <text:p text:style-name="P2"/>
      <text:p text:style-name="P2"/>
      <text:p text:style-name="P4"><text:span text:style-name="T5">Professional Fee</text:span></text:p>
      <text:p text:style-name="P4"><text:span text:style-name="T2">It is our practice to charge our fee in accordance with the time spent by our personnel involved in the assignment. <text:s/>Based on the information available to us, we have estimated that the fee for the assignment will be </text:span><text:span text:style-name="T5">S$ 800.00 for service rendered to <text:s/>strike-off company </text:span><text:span text:style-name="T2">. <text:s/>The fee does not</text:span><text:span text:style-name="T3"> </text:span><text:span text:style-name="T2">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4"><text:span text:style-name="T5">Acceptance</text:span></text:p>
      <text:p text:style-name="P4"><text:span text:style-name="T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span></text:p>
      <text:p text:style-name="P2"/>
      <text:p text:style-name="P2"/>
      <text:p text:style-name="P4"><text:span text:style-name="T2">Yours faithfully</text:span></text:p>
      <text:p text:style-name="P2"/>
      <text:p text:style-name="P2"/>
      <text:p text:style-name="P2"/>
      <text:p text:style-name="P7"/>
      <text:p text:style-name="P2"/>
      <text:p text:style-name="P4"><text:span text:style-name="T2">Agreed and approved on behalf of </text:span><text:span text:style-name="T5">FLAVORS APPLE</text:span><text:bookmark text:name="_GoBack"/><text:span text:style-name="T5"> PTE. LTD.</text:span></text:p>
      <text:p text:style-name="P3"/>
      <text:p text:style-name="P3"/>
      <text:p text:style-name="P3"/>
      <text:p text:style-name="P4"><text:span text:style-name="T2">Signature<text:tab/><text:tab/><text:tab/>_____________________________________</text:span></text:p>
      <text:p text:style-name="P2"/>
      <text:p text:style-name="P4"><text:span text:style-name="T2">Name<text:tab/><text:tab/><text:tab/></text:span><text:span text:style-name="T4">GOH HOCK LEONG ANTHONY___________</text:span></text:p>
      <text:p text:style-name="P2"/>
      <text:p text:style-name="P4"><text:span text:style-name="T2">Designation<text:tab/><text:tab/></text:span><text:span text:style-name="T4">DIRECTOR</text:span><text:span text:style-name="T2">____________________________<text:tab/></text:span></text:p>
      <text:p text:style-name="P2"/>
      <text:p text:style-name="P4"><text:span text:style-name="T2">Date<text:tab/><text:tab/><text:tab/>_____________________________________<text:tab/></text:span></text:p>
      <text:p text:style-name="P2"/>
      <text:p text:style-name="P2"/>
      <text:p text:style-name="P2"/>
      <text:p text:style-name="P4"><text:span text:style-name="T2">Signature<text:tab/><text:tab/><text:tab/>_____________________________________</text:span></text:p>
      <text:p text:style-name="P2"/>
      <text:p text:style-name="P4"><text:span text:style-name="T2">Name<text:tab/><text:tab/><text:tab/></text:span><text:span text:style-name="T4">Terence Choa Kwok Fai__________________</text:span></text:p>
      <text:p text:style-name="P2"/>
      <text:p text:style-name="P4"><text:span text:style-name="T2">Designation<text:tab/><text:tab/></text:span><text:span text:style-name="T4">DIRECTOR</text:span><text:span text:style-name="T2">____________________________<text:tab/></text:span></text:p>
      <text:p text:style-name="P2"/>
      <text:p text:style-name="P4"><text:span text:style-name="T2">Date<text:tab/><text:tab/><text:tab/>_____________________________________<text:tab/></text:span></text:p>
      <text:p text:style-name="P2"/>
      <text:p text:style-name="P2"/>
      <text:p text:style-name="P2"/>
      <text:p text:style-name="P4"><text:span text:style-name="T2">Signature<text:tab/><text:tab/><text:tab/>_____________________________________</text:span></text:p>
      <text:p text:style-name="P2"/>
      <text:p text:style-name="P4"><text:span text:style-name="T2">Name<text:tab/><text:tab/><text:tab/></text:span><text:span text:style-name="T4">Kung Cheung Tak_______________________</text:span></text:p>
      <text:p text:style-name="P2"/>
      <text:p text:style-name="P4"><text:span text:style-name="T2">Designation<text:tab/><text:tab/></text:span><text:span text:style-name="T4">DIRECTOR</text:span><text:span text:style-name="T2">____________________________<text:tab/></text:span></text:p>
      <text:p text:style-name="P2"/>
      <text:p text:style-name="P4"><text:span text:style-name="T2">Date<text:tab/><text:tab/><text:tab/>_____________________________________<text:tab/></text:span></text:p>
      <text:p text:style-name="P2"/>
      <text:p text:style-name="P2"/>
      <text:p text:style-name="P2"/>
      <text:p text:style-name="P4"><text:span text:style-name="T2">Signature<text:tab/><text:tab/><text:tab/>_____________________________________</text:span></text:p>
      <text:p text:style-name="P2"/>
      <text:p text:style-name="P4"><text:span text:style-name="T2">Name<text:tab/><text:tab/><text:tab/></text:span><text:span text:style-name="T4">Teok Yeow Tong________________________</text:span></text:p>
      <text:p text:style-name="P2"/>
      <text:p text:style-name="P4"><text:span text:style-name="T2">Designation<text:tab/><text:tab/></text:span><text:span text:style-name="T4">DIRECTOR</text:span><text:span text:style-name="T2">____________________________<text:tab/></text:span></text:p>
      <text:p text:style-name="P2"/>
      <text:p text:style-name="P4"><text:span text:style-name="T2">Date<text:tab/><text:tab/><text:tab/>_____________________________________<text:tab/></text:span></text:p>
      <text:p text:style-name="P2"/>
      <text:p text:style-name="P2"/>
      <text:p text:style-name="P2"/>
      <text:p text:style-name="P2"/>
      <text:p text:style-name="P5"><text:span text:style-name="T2">Page 2 of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5.01mm" fo:margin-left="23mm" fo:margin-right="17mm" style:writing-mode="lr-tb" style:layout-grid-color="#c0c0c0" style:layout-grid-lines="44"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User</dc:creator>
    <meta:editing-cycles>3</meta:editing-cycles>
    <meta:print-date>2014-12-25T17:19:00</meta:print-date>
    <meta:creation-date>2014-12-25T17:20:00</meta:creation-date>
    <dc:date>2014-12-29T01:32:00</dc:date>
    <meta:editing-duration>PT1S</meta:editing-duration>
    <meta:generator>LibreOffice/3.5$Linux_X86_64 LibreOffice_project/350m1$Build-2</meta:generator>
    <meta:document-statistic meta:table-count="0" meta:image-count="0" meta:object-count="0" meta:page-count="2" meta:paragraph-count="48" meta:word-count="888" meta:character-count="5979" meta:non-whitespace-character-count="50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